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line-break/><text:span text:style-name="Strong_20_Emphasis">1.</text:span> Adjacency Matrix<text:line-break/><text:span text:style-name="Strong_20_Emphasis">2.</text:span> Adjacency List<text:line-break/>There are other representations also like, Incidence Matrix and Incidence List. The choice of the graph representation is situation specific. It totally depends on the type of operations to be performed and ease of use. </text:p>
      <text:p text:style-name="Text_20_body"><text:span text:style-name="Strong_20_Emphasis">Adjacency Matrix:</text:span><text:line-break/>Adjacency Matrix is a 2D array of size V x V where V is the number of vertices in a graph. Let the 2D array be adj[][], a slot adj[i][j] = 1 indicates that there is an edge from vertex i to vertex j. Adjacency matrix for undirected graph is always symmetric. Adjacency Matrix is also used to represent weighted graphs. If adj[i][j] = w, then there is an edge from vertex i to vertex j with weight w.</text:p>
      <text:p text:style-name="Text_20_body"/>
      <text:p text:style-name="Text_20_body"><text:span text:style-name="Emphasis">Pros:</text:span> Representation is easier to implement and follow. Removing an edge takes O(1) time. Queries like whether there is an edge from vertex ‘u’ to vertex ‘v’ are efficient and can be done O(1).</text:p>
      <text:p text:style-name="Text_20_body"><text:span text:style-name="Emphasis">Cons:</text:span> Consumes more space O(V^2). Even if the graph is sparse(contains less number of edges), it consumes the same space. Adding a vertex is O(V^2) time.</text:p>
      <text:p text:style-name="Text_20_body"><text:line-break/><text:span text:style-name="Strong_20_Emphasis">Adjacency List:</text:span><text:line-break/>An array of linked lists is used. Size of the array is equal to number of vertices. Let the array be array[]. An entry array[i] represents the linked list of vertices adjacent to the<text:span text:style-name="Strong_20_Emphasis"> </text:span><text:span text:style-name="Strong_20_Emphasis"><text:span text:style-name="Emphasis">i</text:span></text:span>th vertex. This representation can also be used to represent a weighted graph. The weights of edges can be stored in nodes of linked lists. Following is adjacency list representation of the above graph. </text:p>
      <text:p text:style-name="Text_20_body"><text:span text:style-name="Emphasis">Pros:</text:span> Saves space O(|V|+|E|) . In the worst case, there can be C(V, 2) number of edges in a graph thus consuming O(V^2) space. Adding a vertex is easier.</text:p>
      <text:p text:style-name="Text_20_body"><text:span text:style-name="Emphasis">Cons:</text:span> Queries like whether there is an edge from vertex u to vertex v are not efficient and can be done O(V).</text:p>
      <text:p text:style-name="Standard"/>
      <text:p text:style-name="Standard"><text:a xlink:type="simple" xlink:href="http://www.algorithmist.com/index.php/Graph_data_structures">http://www.algorithmist.com/index.php/Graph_data_structures</text:a></text:p>
      <text:p text:style-name="Standard"/>
      <text:p text:style-name="Standard"><text:a xlink:type="simple" xlink:href="http://people.revoledu.com/kardi/tutorial/GraphTheory/Incident-Matrix.html">http://people.revoledu.com/kardi/tutorial/GraphTheory/Incident-Matrix.html</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ejas </meta:initial-creator>
    <meta:creation-date>2013-02-14T13:23:29</meta:creation-date>
    <dc:date>2013-02-14T18:33:05</dc:date>
    <dc:creator>Tejas </dc:creator>
    <meta:editing-duration>PT05H09M36S</meta:editing-duration>
    <meta:editing-cycles>4</meta:editing-cycles>
    <meta:generator>OpenOffice.org/3.2$Linux OpenOffice.org_project/320m12$Build-9483</meta:generator>
    <meta:document-statistic meta:table-count="0" meta:image-count="0" meta:object-count="0" meta:page-count="1" meta:paragraph-count="9" meta:word-count="307" meta:character-count="1821"/>
  </office:meta>
</office:document-meta>
</file>